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Helvetica Neue" svg:font-family="'Helvetica Neue', Helvetica, Arial, Verdana, sans-serif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lef" fo:font-size="18pt" fo:font-weight="bold" officeooo:rsid="00007a85" officeooo:paragraph-rsid="00007a85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lef" officeooo:rsid="00007a85" officeooo:paragraph-rsid="00007a85"/>
    </style:style>
    <style:style style:name="P3" style:family="paragraph" style:parent-style-name="Standard">
      <style:text-properties style:font-name="Alef" fo:font-weight="bold" officeooo:rsid="00007a85" officeooo:paragraph-rsid="00007a85" style:font-weight-asian="bold" style:font-weight-complex="bold"/>
    </style:style>
    <style:style style:name="P4" style:family="paragraph" style:parent-style-name="Standard">
      <style:text-properties style:font-name="Alef" fo:font-weight="bold" officeooo:rsid="0001193d" officeooo:paragraph-rsid="0001193d" style:font-weight-asian="bold" style:font-weight-complex="bold"/>
    </style:style>
    <style:style style:name="P5" style:family="paragraph" style:parent-style-name="Standard">
      <style:text-properties style:font-name="Alef" fo:font-weight="bold" officeooo:rsid="0001193d" officeooo:paragraph-rsid="00030a75" style:font-weight-asian="bold" style:font-weight-complex="bold"/>
    </style:style>
    <style:style style:name="P6" style:family="paragraph" style:parent-style-name="Standard">
      <style:text-properties style:font-name="Alef" fo:font-weight="bold" officeooo:rsid="00030a75" officeooo:paragraph-rsid="00030a75" style:font-weight-asian="bold" style:font-weight-complex="bold"/>
    </style:style>
    <style:style style:name="P7" style:family="paragraph" style:parent-style-name="Standard">
      <style:text-properties style:font-name="Alef" fo:font-weight="normal" officeooo:rsid="00007a85" officeooo:paragraph-rsid="00007a85" style:font-weight-asian="normal" style:font-weight-complex="normal"/>
    </style:style>
    <style:style style:name="P8" style:family="paragraph" style:parent-style-name="Standard">
      <style:text-properties style:font-name="Alef" fo:font-weight="normal" officeooo:rsid="0001193d" officeooo:paragraph-rsid="0001193d" style:font-weight-asian="normal" style:font-weight-complex="normal"/>
    </style:style>
    <style:style style:name="P9" style:family="paragraph" style:parent-style-name="Standard">
      <style:text-properties style:font-name="Alef" fo:font-weight="normal" officeooo:rsid="00030a75" officeooo:paragraph-rsid="00030a75" style:font-weight-asian="normal" style:font-weight-complex="normal"/>
    </style:style>
    <style:style style:name="P10" style:family="paragraph" style:parent-style-name="Standard">
      <style:text-properties officeooo:paragraph-rsid="00030a7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0a75" style:font-weight-asian="normal" style:font-weight-complex="normal"/>
    </style:style>
    <style:style style:name="T3" style:family="text">
      <style:text-properties officeooo:rsid="00030a75"/>
    </style:style>
    <style:style style:name="T4" style:family="text">
      <style:text-properties fo:font-variant="normal" fo:text-transform="none" fo:color="#f8f8f2" style:font-name="Consolas" fo:font-size="12pt" fo:letter-spacing="normal" fo:font-style="normal" fo:font-weight="normal"/>
    </style:style>
    <style:style style:name="T5" style:family="text">
      <style:text-properties style:font-name="Alef" fo:font-weight="bold" officeooo:rsid="00030a7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NCIL</text:p>
      <text:p text:style-name="P2"/>
      <text:p text:style-name="P3">Paso de parametros : </text:p>
      <text:p text:style-name="P3"/>
      <text:p text:style-name="P3">@Prop <text:span text:style-name="T2">(Angular input alternative)</text:span></text:p>
      <text:p text:style-name="P7"/>
      <text:p text:style-name="P7">example: @Prop() name : string</text:p>
      <text:p text:style-name="P7"/>
      <text:p text:style-name="P5">@State : <text:span text:style-name="T2">valores que van a cambiar dentro de nuestro compo</text:span></text:p>
      <text:p text:style-name="P5"/>
      <text:p text:style-name="P9">example: @State() completedTodos: Todo[];</text:p>
      <text:p text:style-name="P5"/>
      <text:p text:style-name="P5">NgModel alternative</text:p>
      <text:p text:style-name="P4"/>
      <text:p text:style-name="P4">example:</text:p>
      <text:p text:style-name="P4"/>
      <text:p text:style-name="P8">{this.name}</text:p>
      <text:p text:style-name="P8"/>
      <text:p text:style-name="P6">EVENTOS</text:p>
      <text:p text:style-name="P6"/>
      <text:p text:style-name="P6">@Event / @EventEmitter</text:p>
      <text:p text:style-name="P6"/>
      <text:p text:style-name="P10"><text:span text:style-name="T5">Basic sintaxis documentation : </text:span><text:a xlink:type="simple" xlink:href="https://www.joshmorony.com/building-a-pwa-with-stencil-project-structure-and-syntax/" text:style-name="Internet_20_link" text:visited-style-name="Visited_20_Internet_20_Link">https://www.joshmorony.com/building-a-pwa-with-stencil-project-structure-and-syntax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Helvetica Neue" svg:font-family="'Helvetica Neue', Helvetica, Arial, Verdana, sans-serif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02-25T15:23:17.747000000</dc:date>
    <meta:editing-duration>PT9S</meta:editing-duration>
    <meta:editing-cycles>1</meta:editing-cycles>
    <meta:document-statistic meta:table-count="0" meta:image-count="0" meta:object-count="0" meta:page-count="1" meta:paragraph-count="12" meta:word-count="42" meta:character-count="373" meta:non-whitespace-character-count="341"/>
  </office:meta>
</office:document-meta>
</file>